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elvetica" svg:font-family="Helvetica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5.639cm" fo:margin-left="-0.199cm" table:align="left" style:writing-mode="lr-tb"/>
    </style:style>
    <style:style style:name="Table1.A" style:family="table-column">
      <style:table-column-properties style:column-width="3.524cm"/>
    </style:style>
    <style:style style:name="Table1.B" style:family="table-column">
      <style:table-column-properties style:column-width="12.1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orphans="0" fo:widows="0" style:text-autospace="none"/>
      <style:text-properties fo:font-weight="bold" style:font-weight-asian="bold" style:font-weight-complex="bold"/>
    </style:style>
    <style:style style:name="P2" style:family="paragraph" style:parent-style-name="Standard">
      <style:paragraph-properties fo:orphans="0" fo:widows="0" style:text-autospace="none"/>
      <style:text-properties fo:font-weight="bold" officeooo:rsid="000b12f7" officeooo:paragraph-rsid="000b12f7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0cbb5e"/>
    </style:style>
    <style:style style:name="P4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Helvetica" fo:font-size="12pt" officeooo:paragraph-rsid="000cbb5e" style:font-size-asian="12pt"/>
    </style:style>
    <style:style style:name="P5" style:family="paragraph" style:parent-style-name="Standard">
      <style:paragraph-properties fo:text-align="center" style:justify-single-word="false" fo:orphans="0" fo:widows="0" style:text-autospace="none"/>
      <style:text-properties fo:font-size="16pt" fo:font-weight="bold" style:font-size-asian="16pt" style:font-weight-asian="bold" style:font-weight-complex="bold"/>
    </style:style>
    <style:style style:name="P6" style:family="paragraph" style:parent-style-name="Standard">
      <style:paragraph-properties fo:orphans="0" fo:widows="0" style:text-autospace="none"/>
    </style:style>
    <style:style style:name="P7" style:family="paragraph" style:parent-style-name="Header">
      <style:text-properties fo:color="#070fa9" fo:font-size="11pt" fo:font-style="italic" fo:font-weight="bold" officeooo:rsid="000b12f7" officeooo:paragraph-rsid="000b12f7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Header">
      <style:text-properties fo:color="#070fa9" fo:font-size="11pt" fo:font-style="italic" fo:font-weight="bold" officeooo:rsid="000d82d0" officeooo:paragraph-rsid="000d82d0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text-properties officeooo:paragraph-rsid="000b12f7"/>
    </style:style>
    <style:style style:name="P10" style:family="paragraph" style:parent-style-name="Header">
      <style:text-properties officeooo:rsid="000d82d0" officeooo:paragraph-rsid="000d82d0"/>
    </style:style>
    <style:style style:name="P11" style:family="paragraph" style:parent-style-name="Standard">
      <style:paragraph-properties fo:margin-left="0.635cm" fo:margin-right="0cm" fo:orphans="0" fo:widows="0" fo:text-indent="0cm" style:auto-text-indent="false" style:text-autospace="none"/>
      <style:text-properties officeooo:rsid="000d82d0" officeooo:paragraph-rsid="000d82d0"/>
    </style:style>
    <style:style style:name="P12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officeooo:rsid="000d82d0" officeooo:paragraph-rsid="000d82d0"/>
    </style:style>
    <style:style style:name="P13" style:family="paragraph" style:parent-style-name="Body_20_Text_20_2">
      <style:paragraph-properties fo:margin-top="0cm" fo:margin-bottom="0.212cm" style:contextual-spacing="false" fo:text-align="start" style:justify-single-word="false"/>
    </style:style>
    <style:style style:name="P14" style:family="paragraph" style:parent-style-name="Standard" style:master-page-name="Standard">
      <style:paragraph-properties fo:orphans="0" fo:widows="0" style:page-number="auto" style:text-autospace="none"/>
      <style:text-properties fo:font-weight="bold" style:font-weight-asian="bold" style:font-weight-complex="bold"/>
    </style:style>
    <style:style style:name="P15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Helvetica" fo:font-size="12pt" officeooo:paragraph-rsid="000cbb5e" style:font-size-asian="12pt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847f" style:font-weight-asian="bold" style:font-weight-complex="bold"/>
    </style:style>
    <style:style style:name="T3" style:family="text">
      <style:text-properties fo:color="#070fa9" fo:font-size="11pt" fo:font-style="italic" fo:font-weight="bold" officeooo:rsid="000b12f7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color="#070fa9" fo:font-size="11pt" fo:font-style="italic" fo:font-weight="bold" officeooo:rsid="000d82d0" style:font-size-asian="11pt" style:font-style-asian="italic" style:font-weight-asian="bold" style:font-size-complex="11pt" style:font-style-complex="italic" style:font-weight-complex="bold"/>
    </style:style>
    <style:style style:name="T5" style:family="text">
      <style:text-properties officeooo:rsid="000b12f7"/>
    </style:style>
    <style:style style:name="T6" style:family="text">
      <style:text-properties fo:color="#000000" style:font-name="Helvetica" fo:font-size="12pt" style:font-size-asian="12pt"/>
    </style:style>
    <style:style style:name="T7" style:family="text">
      <style:text-properties fo:color="#000000" style:font-name="Helvetica" fo:font-size="12pt" officeooo:rsid="000d684c" style:font-size-asian="12pt"/>
    </style:style>
    <style:style style:name="T8" style:family="text">
      <style:text-properties fo:color="#000000" style:font-name="Helvetica" fo:font-size="12pt" officeooo:rsid="000d82d0" style:font-size-asian="12pt"/>
    </style:style>
    <style:style style:name="T9" style:family="text">
      <style:text-properties officeooo:rsid="000cbb5e"/>
    </style:style>
    <style:style style:name="T10" style:family="text">
      <style:text-properties officeooo:rsid="000d82d0"/>
    </style:style>
    <style:style style:name="T11" style:family="text">
      <style:text-properties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5">ICS261: SSAD &amp; Project<text:tab/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Header">Team number</text:p>
          </table:table-cell>
          <table:table-cell table:style-name="Table1.B1" office:value-type="string">
            <text:p text:style-name="P8">Team 8</text:p>
          </table:table-cell>
        </table:table-row>
        <table:table-row table:style-name="Table1.1">
          <table:table-cell table:style-name="Table1.A1" office:value-type="string">
            <text:p text:style-name="Header">Project Titl<text:span text:style-name="T5">e</text:span></text:p>
          </table:table-cell>
          <table:table-cell table:style-name="Table1.B1" office:value-type="string">
            <text:p text:style-name="P7">Appstore <text:s/>(Hosting portal for mobile Applications:: I-OS and Android)</text:p>
          </table:table-cell>
        </table:table-row>
        <table:table-row table:style-name="Table1.1">
          <table:table-cell table:style-name="Table1.A1" office:value-type="string">
            <text:p text:style-name="Header">Docum<text:span text:style-name="T10">ent</text:span></text:p>
          </table:table-cell>
          <table:table-cell table:style-name="Table1.B1" office:value-type="string">
            <text:p text:style-name="P10">SSAD Project Concept Document</text:p>
          </table:table-cell>
        </table:table-row>
        <table:table-row table:style-name="Table1.1">
          <table:table-cell table:style-name="Table1.A1" office:value-type="string">
            <text:p text:style-name="Header">Creation date</text:p>
          </table:table-cell>
          <table:table-cell table:style-name="Table1.B1" office:value-type="string">
            <text:p text:style-name="P7">24/08/2014</text:p>
          </table:table-cell>
        </table:table-row>
        <table:table-row table:style-name="Table1.1">
          <table:table-cell table:style-name="Table1.A1" office:value-type="string">
            <text:p text:style-name="Header">Created By</text:p>
          </table:table-cell>
          <table:table-cell table:style-name="Table1.B1" office:value-type="string">
            <text:p text:style-name="P7">Abhijeet Kumar ,Aryaman Gupta</text:p>
          </table:table-cell>
        </table:table-row>
        <table:table-row table:style-name="Table1.1">
          <table:table-cell table:style-name="Table1.A1" office:value-type="string">
            <text:p text:style-name="Header">Client </text:p>
          </table:table-cell>
          <table:table-cell table:style-name="Table1.B1" office:value-type="string">
            <text:p text:style-name="P9"><text:span text:style-name="T3">Nagarjuna KR , CEO of </text:span><text:span text:style-name="T4">VGYAN IT Services Pvt Ltd</text:span></text:p>
          </table:table-cell>
        </table:table-row>
      </table:table>
      <text:p text:style-name="P1"/>
      <text:p text:style-name="P1">Description::</text:p>
      <text:p text:style-name="P1"/>
      <text:p text:style-name="P2">Appstore pertaining to the needs of the enterprise. <text:s/>The basic functionality of the software must include user management techniques <text:span text:style-name="T9">for developers , company officials, administrator ,QA Analyst and Reviewer . The appstore <text:s/>should be for the use of the enterprise alone and should be compatible on multiple platforms like mac <text:s/>i-phones, i-pads , android-mobiles <text:s/>laptops and desktops.</text:span></text:p>
      <text:p text:style-name="P13"/>
      <text:p text:style-name="P1">Profile of Users</text:p>
      <text:p text:style-name="P1"/>
      <text:p text:style-name="P4">a.Developer</text:p>
      <text:p text:style-name="P4"><text:tab/>Developer should be able to <text:s/>fill the details of the application and upload the Binary of the Mobile application.</text:p>
      <text:p text:style-name="P4"><text:tab/></text:p>
      <text:p text:style-name="P4">b. QA Analyst/Reviewer</text:p>
      <text:p text:style-name="P4"><text:tab/>Test the Mobile application based on the checklist.</text:p>
      <text:p text:style-name="P4">Scope:</text:p>
      <text:p text:style-name="P4"><text:tab/>- Review the applications based on the checklist created by Admin.</text:p>
      <text:p text:style-name="P4"><text:tab/>- Approve or Reject by giving a reason. </text:p>
      <text:p text:style-name="P4"><text:tab/>- Once the reviewer approves, the public user can view the applications.</text:p>
      <text:p text:style-name="P4"/>
      <text:p text:style-name="P4">c. Admin </text:p>
      <text:p text:style-name="P4"><text:tab/>- Creates QA Analyst, Developer Accounts</text:p>
      <text:p text:style-name="P4"><text:tab/>- Creates Category of Applications, Checklist for Reviewing the Application uploaded by </text:p>
      <text:p text:style-name="P4"/>
      <text:p text:style-name="P4">d. Employer</text:p>
      <text:p text:style-name="P4"><text:s/>Visible to any user who registers in the Appstore.(Public User)</text:p>
      <text:p text:style-name="P4">Scope:</text:p>
      <text:p text:style-name="P4">- Registration</text:p>
      <text:p text:style-name="P4">- Download apps (Download required login, view doesn’t)</text:p>
      <text:p text:style-name="P4">- Only approved applications will be visible.</text:p>
      <text:p text:style-name="P4"/>
      <text:p text:style-name="P4">General</text:p>
      <text:p text:style-name="P4"><text:soft-page-break/>- Based on the user login (Developer, Reviewer, Public), Corresponding page should load.</text:p>
      <text:p text:style-name="P4">- Admin might have a different Url.</text:p>
      <text:p text:style-name="P4"/>
      <text:p text:style-name="P4">Workflow:</text:p>
      <text:p text:style-name="P4">-Developer uploads application and waits for approval (Need to fill the upload form which includes platform, device type, category of the application, )</text:p>
      <text:p text:style-name="P3"><text:span text:style-name="T6">-</text:span><text:span text:style-name="T7">App goes to admin who checks out details and categories and forward to the reviewer </text:span></text:p>
      <text:p text:style-name="P3"><text:span text:style-name="T6">-Reviewer </text:span><text:span text:style-name="T7">checks the app and rejects/approves it and send the confirmation to </text:span><text:span text:style-name="T8">developer</text:span></text:p>
      <text:p text:style-name="P4"/>
      <text:p text:style-name="P4">Download application by Public:</text:p>
      <text:p text:style-name="P4">- A Developer should have upload a application in multiple platforms</text:p>
      <text:p text:style-name="P4">- Based on the user agent, the corresponding platform applications should appear.</text:p>
      <text:p text:style-name="P4"/>
      <text:p text:style-name="P6"><text:span text:style-name="T1">Usage Model and Diagrams </text:span></text:p>
      <text:p text:style-name="P11">Various user should have access to different apps based on their department and position in enterprise.The system will test user and their and show apps accordingly.</text:p>
      <text:p text:style-name="P11"/>
      <text:p text:style-name="P11"><draw:g text:anchor-type="paragraph" draw:z-index="0" draw:style-name="gr1"><draw:custom-shape draw:style-name="gr2" draw:text-style-name="P17" svg:width="5.245cm" svg:height="1.274cm" svg:x="2.145cm" svg:y="0.194cm"><text:p text:style-name="P16"><text:span text:style-name="T11">AppStore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8" svg:x1="6.464cm" svg:y1="3.445cm" svg:x2="6.221cm" svg:y2="3.445cm"><text:p/></draw:line><draw:line draw:style-name="gr3" draw:text-style-name="P18" svg:x1="6.618cm" svg:y1="1.608cm" svg:x2="9.548cm" svg:y2="3.446cm"><text:p/></draw:line><draw:custom-shape draw:style-name="gr2" draw:text-style-name="P19" svg:width="3.55cm" svg:height="0.99cm" svg:x="8.622cm" svg:y="3.868cm"><text:p text:style-name="P16"><text:span text:style-name="T12">Not Logged In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8" svg:x1="2.917cm" svg:y1="1.608cm" svg:x2="0.604cm" svg:y2="3.446cm"><text:p/></draw:line><draw:custom-shape draw:style-name="gr2" draw:text-style-name="P17" svg:width="3.394cm" svg:height="0.987cm" svg:x="-1.709cm" svg:y="3.729cm"><text:p text:style-name="P16"><text:span text:style-name="T11">Logged In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8" svg:x1="-1.708cm" svg:y1="4.717cm" svg:x2="-3.559cm" svg:y2="6.131cm"><text:p/></draw:line><draw:line draw:style-name="gr3" draw:text-style-name="P18" svg:x1="-0.783cm" svg:y1="4.717cm" svg:x2="-1.554cm" svg:y2="6.555cm"><text:p/></draw:line><draw:line draw:style-name="gr3" draw:text-style-name="P18" svg:x1="-0.012cm" svg:y1="4.717cm" svg:x2="0.605cm" svg:y2="6.555cm"><text:p/></draw:line><draw:line draw:style-name="gr3" draw:text-style-name="P18" svg:x1="1.375cm" svg:y1="4.717cm" svg:x2="2.763cm" svg:y2="6.696cm"><text:p/></draw:line><draw:custom-shape draw:style-name="gr2" draw:text-style-name="P17" svg:width="2.006cm" svg:height="0.847cm" svg:x="-4.792cm" svg:y="6.272cm"><text:p text:style-name="P16"><text:span text:style-name="T11">Employe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" draw:text-style-name="P17" svg:width="1.849cm" svg:height="0.99cm" svg:x="-2.016cm" svg:y="6.555cm"><text:p text:style-name="P16"><text:span text:style-name="T11">Develope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" draw:text-style-name="P17" svg:width="1.849cm" svg:height="0.989cm" svg:x="0.45cm" svg:y="6.697cm"><text:p text:style-name="P16"><text:span text:style-name="T11">QA Analys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" draw:text-style-name="P19" svg:width="3.239cm" svg:height="1.13cm" svg:x="2.918cm" svg:y="6.839cm"><text:p text:style-name="P16"><text:span text:style-name="T12">Admin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8" svg:x1="-3.559cm" svg:y1="7.12cm" svg:x2="-4.176cm" svg:y2="8.675cm"><text:p/></draw:line><draw:custom-shape draw:style-name="gr2" draw:text-style-name="P19" svg:width="5.243cm" svg:height="1.057cm" svg:x="-4.485cm" svg:y="8.816cm"><text:p text:style-name="P16"><text:span text:style-name="T12">Categories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8" svg:x1="-1.554cm" svg:y1="9.871cm" svg:x2="-1.4cm" svg:y2="10.512cm"><text:p/></draw:line><draw:custom-shape draw:style-name="gr2" draw:text-style-name="P17" svg:width="3.086cm" svg:height="0.99cm" svg:x="-2.328cm" svg:y="10.795cm"><text:p text:style-name="P16"><text:span text:style-name="T11">apps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8" svg:x1="-0.629cm" svg:y1="7.544cm" svg:x2="2.301cm" svg:y2="9.24cm"><text:p/></draw:line><draw:custom-shape draw:style-name="gr2" draw:text-style-name="P17" svg:width="3.703cm" svg:height="0.99cm" svg:x="2.145cm" svg:y="9.523cm"><text:p text:style-name="P16"><text:span text:style-name="T11">Form to upload</text:span></text:p><text:p text:style-name="P16"><text:span text:style-name="T11">apps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8" svg:x1="1.992cm" svg:y1="7.685cm" svg:x2="8.16cm" svg:y2="9.871cm"><text:p/></draw:line><draw:custom-shape draw:style-name="gr2" draw:text-style-name="P17" svg:width="3.548cm" svg:height="0.923cm" svg:x="7.389cm" svg:y="9.872cm"><text:p text:style-name="P16"><text:span text:style-name="T11">Test and approve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8" svg:x1="6.156cm" svg:y1="7.403cm" svg:x2="13.095cm" svg:y2="7.262cm"><text:p/></draw:line><draw:line draw:style-name="gr3" draw:text-style-name="P18" svg:x1="13.095cm" svg:y1="7.262cm" svg:x2="11.707cm" svg:y2="9.1cm"><text:p/></draw:line><draw:line draw:style-name="gr3" draw:text-style-name="P18" svg:x1="13.095cm" svg:y1="7.262cm" svg:x2="14.483cm" svg:y2="9.241cm"><text:p/></draw:line><draw:custom-shape draw:style-name="gr2" draw:text-style-name="P18" svg:width="2.624cm" svg:height="1.414cm" svg:x="10.938cm" svg:y="8.816cm"><text:p text:style-name="P16"><text:span text:style-name="T13">Manage all</text:span></text:p><text:p text:style-name="P16"><text:span text:style-name="T13">users</text:span></text:p><text:p text:style-name="P16"><text:span text:style-name="T14"/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8" svg:x1="0.759cm" svg:y1="11.361cm" svg:x2="2.455cm" svg:y2="11.926cm"><text:p/></draw:line><draw:custom-shape draw:style-name="gr2" draw:text-style-name="P20" svg:width="4.012cm" svg:height="0.708cm" svg:x="2.454cm" svg:y="11.926cm"><text:p text:style-name="P16"><text:span text:style-name="T13">Description of app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" draw:text-style-name="P17" svg:width="2.162cm" svg:height="1.131cm" svg:x="14.018cm" svg:y="9.239cm"><text:p text:style-name="P16"><text:span text:style-name="T11">Final perm to</text:span></text:p><text:p text:style-name="P16"><text:span text:style-name="T11">Add app</text:span></text:p><text:p text:style-name="P16"><text:span text:style-name="T11"/></text:p><draw:enhanced-geometry svg:viewBox="0 0 21600 21600" draw:glue-points="10800 0 0 10800 10800 21600 21600 10800" draw:type="flowchart-process" draw:enhanced-path="M 0 0 L 21600 0 21600 21600 0 21600 0 0 Z N"/></draw:custom-shap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Helvetica" svg:font-family="Helvetica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top="0cm" fo:margin-bottom="0.423cm" style:contextual-spacing="false" fo:text-align="justify" style:justify-single-word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Body_20_Text_20_2_20_Char" style:display-name="Body Text 2 Char" style:family="text"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ghu Reddy</meta:initial-creator>
    <meta:creation-date>2013-08-26T17:55:00</meta:creation-date>
    <dc:date>2014-08-24T20:59:51.121454053</dc:date>
    <meta:editing-cycles>4</meta:editing-cycles>
    <meta:editing-duration>P2171DT9H31M44S</meta:editing-duration>
    <meta:generator>LibreOffice/4.2.4.2$Linux_X86_64 LibreOffice_project/420m0$Build-2</meta:generator>
    <meta:document-statistic meta:table-count="1" meta:image-count="0" meta:object-count="0" meta:page-count="2" meta:paragraph-count="46" meta:word-count="348" meta:character-count="2242" meta:non-whitespace-character-count="1917"/>
  </office:meta>
</office:document-meta>
</file>